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Joseki</text:p>
          </table:table-cell>
          <table:table-cell table:style-name="ce1"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<text:a xlink:href="https://online-go.com/joseki/22297" xlink:type="simple">Basic 3-3 Invasion 18</text:a></text:p>
          </table:table-cell>
          <table:table-cell office:value-type="string" calcext:value-type="string">
            <text:p>26%</text:p>
          </table:table-cell>
        </table:table-row>
        <table:table-row table:style-name="ro1">
          <table:table-cell office:value-type="string" calcext:value-type="string">
            <text:p><text:a xlink:href="https://online-go.com/joseki/21740" xlink:type="simple">Another 3-3 Invasion 8</text:a></text:p>
          </table:table-cell>
          <table:table-cell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<text:a xlink:href="https://online-go.com/joseki/27595" xlink:type="simple">Basic 3-4 High Approach Joseki 9</text:a></text:p>
          </table:table-cell>
          <table:table-cell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<text:a xlink:href="https://online-go.com/joseki/24723" xlink:type="simple">Basic Shusaku Kosumi 8</text:a></text:p>
          </table:table-cell>
          <table:table-cell office:value-type="string" calcext:value-type="string">
            <text:p>9%</text:p>
          </table:table-cell>
        </table:table-row>
        <table:table-row table:style-name="ro1">
          <table:table-cell office:value-type="string" calcext:value-type="string">
            <text:p><text:a xlink:href="https://online-go.com/joseki/22120" xlink:type="simple">3-3 Invasion (Again) 5</text:a></text:p>
          </table:table-cell>
          <table:table-cell office:value-type="string" calcext:value-type="string">
            <text:p>8%</text:p>
          </table:table-cell>
        </table:table-row>
        <table:table-row table:style-name="ro1">
          <table:table-cell office:value-type="string" calcext:value-type="string">
            <text:p><text:a xlink:href="https://online-go.com/joseki/16050" xlink:type="simple">Modern 4-4 Joseki 7</text:a></text:p>
          </table:table-cell>
          <table:table-cell office:value-type="string" calcext:value-type="string">
            <text:p>8%</text:p>
          </table:table-cell>
        </table:table-row>
        <table:table-row table:style-name="ro1">
          <table:table-cell office:value-type="string" calcext:value-type="string">
            <text:p><text:a xlink:href="https://online-go.com/joseki/24261" xlink:type="simple">Fast Paced 3-4 Joseki 4</text:a></text:p>
          </table:table-cell>
          <table:table-cell office:value-type="string" calcext:value-type="string">
            <text:p>8%</text:p>
          </table:table-cell>
        </table:table-row>
        <table:table-row table:style-name="ro1">
          <table:table-cell office:value-type="string" calcext:value-type="string">
            <text:p><text:a xlink:href="https://online-go.com/joseki/17982" xlink:type="simple">4-4 One Space Low Pincer 4</text:a></text:p>
          </table:table-cell>
          <table:table-cell office:value-type="string" calcext:value-type="string">
            <text:p>7%</text:p>
          </table:table-cell>
        </table:table-row>
        <table:table-row table:style-name="ro1">
          <table:table-cell office:value-type="string" calcext:value-type="string">
            <text:p><text:a xlink:href="https://online-go.com/joseki/32104" xlink:type="simple">Pressing the 3-4 Stone 4</text:a></text:p>
          </table:table-cell>
          <table:table-cell office:value-type="string" calcext:value-type="string">
            <text:p>6%</text:p>
          </table:table-cell>
        </table:table-row>
        <table:table-row table:style-name="ro1">
          <table:table-cell office:value-type="string" calcext:value-type="string">
            <text:p><text:a xlink:href="https://online-go.com/joseki/24796" xlink:type="simple">3-4 Kick Joseki 3</text:a></text:p>
          </table:table-cell>
          <table:table-cell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<text:a xlink:href="https://online-go.com/joseki/24495" xlink:type="simple">Pincer From Shusaku Kosumi 2</text:a></text:p>
          </table:table-cell>
          <table:table-cell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<text:a xlink:href="https://online-go.com/joseki/22707" xlink:type="simple">3-3 Invasion Joseki (Keeping the Corner) 2</text:a></text:p>
          </table:table-cell>
          <table:table-cell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<text:a xlink:href="https://online-go.com/joseki/29943" xlink:type="simple">3-4 Large Knight Enclosure Joseki 2</text:a></text:p>
          </table:table-cell>
          <table:table-cell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<text:a xlink:href="https://online-go.com/joseki/19220" xlink:type="simple">High Pincer from 4-4 2</text:a></text:p>
          </table:table-cell>
          <table:table-cell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<text:a xlink:href="https://online-go.com/joseki/17764" xlink:type="simple">4-4 Kick Joseki 3</text:a></text:p>
          </table:table-cell>
          <table:table-cell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<text:a xlink:href="https://online-go.com/joseki/20624" xlink:type="simple">4-4 Double Approach Joseki 3</text:a></text:p>
          </table:table-cell>
          <table:table-cell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<text:a xlink:href="https://online-go.com/joseki/23598" xlink:type="simple">Shoulder Hit a 4-4 Enclosure 3</text:a></text:p>
          </table:table-cell>
          <table:table-cell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<text:a xlink:href="https://online-go.com/joseki/30317" xlink:type="simple">3-4 One Space High Enclosure Joseki 2</text:a></text:p>
          </table:table-cell>
          <table:table-cell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<text:a xlink:href="https://online-go.com/joseki/21062" xlink:type="simple">Complicated 3-3 Invasion Joseki 5</text:a></text:p>
          </table:table-cell>
          <table:table-cell office:value-type="string" calcext:value-type="string">
            <text:p>3%</text:p>
          </table:table-cell>
        </table:table-row>
        <table:table-row table:style-name="ro1">
          <table:table-cell office:value-type="string" calcext:value-type="string">
            <text:p><text:a xlink:href="https://online-go.com/joseki/25237" xlink:type="simple">3-4 One Space High Pincer 3</text:a></text:p>
          </table:table-cell>
          <table:table-cell office:value-type="string" calcext:value-type="string">
            <text:p>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1:44:13.621819085</meta:creation-date>
    <dc:date>2022-02-16T11:44:39.346396224</dc:date>
    <meta:editing-duration>PT26S</meta:editing-duration>
    <meta:editing-cycles>1</meta:editing-cycles>
    <meta:document-statistic meta:table-count="1" meta:cell-count="42" meta:object-count="0"/>
    <meta:generator>LibreOffice/6.4.7.2$Linux_X86_64 LibreOffice_project/40$Build-2</meta:generator>
  </office:meta>
</office:document-meta>
</file>